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bottom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6.2cm" svg:height="8.5cm" svg:x="2.5cm" svg:y="11.1cm">
          <text:p text:style-name="P1"><text:span text:style-name="T1">Base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2.844cm" svg:x="23.899cm" svg:y="12.3cm">
          <text:p text:style-name="P1"><text:span text:style-name="T1">libz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505cm" svg:y1="3.4cm" svg:x2="10.2cm" svg:y2="3.4cm" draw:start-shape="id1" draw:end-shape="id2" svg:d="m6505 3400h3695" svg:viewBox="0 0 3696 1">
          <text:p/>
        </draw:connector>
        <draw:custom-shape draw:style-name="gr2" draw:text-style-name="P2" draw:layer="layout" svg:width="3.7cm" svg:height="2.844cm" svg:x="23.9cm" svg:y="15.6cm">
          <text:p text:style-name="P1"><text:span text:style-name="T1">libkern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.842cm" svg:height="5.2cm" svg:x="9.058cm" svg:y="12.3cm">
          <text:p text:style-name="P1"><text:span text:style-name="T1">libsa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501cm" svg:height="5.2cm" svg:x="3.5cm" svg:y="12.3cm">
          <text:p text:style-name="P1"><text:span text:style-name="T1">libi386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4.905cm" svg:height="3.4cm" svg:x="10.2cm" svg:y="1.7cm">
          <text:p text:style-name="P1"><text:span text:style-name="T1">boot2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2" xml:id="id3" draw:id="id3" draw:layer="layout" svg:width="4.905cm" svg:height="3.4cm" svg:x="6.095cm" svg:y="6.8cm">
          <text:p text:style-name="P1"><text:span text:style-name="T1">conf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2" xml:id="id6" draw:id="id6" draw:layer="layout" svg:width="4.905cm" svg:height="3.4cm" svg:x="13.2cm" svg:y="6.8cm">
          <text:p text:style-name="P1"><text:span text:style-name="T1">devopen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2" xml:id="id7" draw:id="id7" draw:layer="layout" svg:width="4.905cm" svg:height="3.4cm" svg:x="19.395cm" svg:y="6.6cm">
          <text:p text:style-name="P1"><text:span text:style-name="T1">exec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2" xml:id="id1" draw:id="id1" draw:layer="layout" svg:width="4.905cm" svg:height="3.4cm" svg:x="1.6cm" svg:y="1.7cm">
          <text:p text:style-name="P1"><text:span text:style-name="T1">biosboot.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6" draw:text-style-name="P3" draw:layer="layout" svg:width="1.84cm" svg:height="1.038cm" svg:x="7.3cm" svg:y="2.051cm">
          <draw:text-box>
            <text:p><text:span text:style-name="T1">Kick</text:span></text:p>
          </draw:text-box>
        </draw:frame>
        <draw:custom-shape draw:style-name="gr2" draw:text-style-name="P2" xml:id="id4" draw:id="id4" draw:layer="layout" svg:width="3.9cm" svg:height="2.5cm" svg:x="9.4cm" svg:y="13.3cm">
          <text:p text:style-name="P1"><text:span text:style-name="T1">Filesystem</text:span></text:p>
          <text:p text:style-name="P1"><text:span text:style-name="T1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548cm" svg:y1="9.842cm" svg:x2="11.35cm" svg:y2="13.3cm" draw:start-shape="id3" draw:start-glue-point="6" draw:end-shape="id4" draw:end-glue-point="0" svg:d="m8548 9842 2802 3458" svg:viewBox="0 0 2803 3459">
          <text:p/>
        </draw:connector>
        <draw:custom-shape draw:style-name="gr2" draw:text-style-name="P2" xml:id="id5" draw:id="id5" draw:layer="layout" svg:width="3.9cm" svg:height="2.5cm" svg:x="3.8cm" svg:y="13.3cm">
          <text:p text:style-name="P1"><text:span text:style-name="T1">Disk</text:span></text:p>
          <text:p text:style-name="P1"><text:span text:style-name="T1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548cm" svg:y1="9.842cm" svg:x2="5.75cm" svg:y2="13.3cm" draw:start-shape="id3" draw:start-glue-point="6" draw:end-shape="id5" draw:end-glue-point="0" svg:d="m8548 9842-2798 3458" svg:viewBox="0 0 2799 3459">
          <text:p/>
        </draw:connector>
        <draw:connector draw:style-name="gr3" draw:text-style-name="P1" draw:layer="layout" draw:type="line" svg:x1="13.2cm" svg:y1="8.5cm" svg:x2="11cm" svg:y2="8.5cm" draw:start-shape="id6" draw:start-glue-point="5" draw:end-shape="id3" draw:end-glue-point="7" svg:d="m13200 8500h-2200" svg:viewBox="0 0 2201 1">
          <text:p/>
        </draw:connector>
        <draw:custom-shape draw:style-name="gr2" draw:text-style-name="P2" xml:id="id8" draw:id="id8" draw:layer="layout" svg:width="3.9cm" svg:height="2.5cm" svg:x="18.6cm" svg:y="13.3cm">
          <text:p text:style-name="P1"><text:span text:style-name="T1">Read</text:span></text:p>
          <text:p text:style-name="P1"><text:span text:style-name="T1">ELF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848cm" svg:y1="9.642cm" svg:x2="20.55cm" svg:y2="13.3cm" draw:start-shape="id7" draw:start-glue-point="6" draw:end-shape="id8" draw:end-glue-point="0" svg:d="m21848 9642-1298 3658" svg:viewBox="0 0 1299 3659">
          <text:p/>
        </draw:connector>
        <draw:custom-shape draw:style-name="gr2" draw:text-style-name="P2" xml:id="id9" draw:id="id9" draw:layer="layout" svg:width="3.9cm" svg:height="2.5cm" svg:x="13.7cm" svg:y="13.3cm">
          <text:p text:style-name="P1"><text:span text:style-name="T1">Read</text:span></text:p>
          <text:p text:style-name="P1"><text:span text:style-name="T1">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8.6cm" svg:y1="14.55cm" svg:x2="17.6cm" svg:y2="14.55cm" draw:start-shape="id8" draw:end-shape="id9" svg:d="m18600 14550h-1000" svg:viewBox="0 0 1001 1">
          <text:p/>
        </draw:connector>
        <draw:connector draw:style-name="gr3" draw:text-style-name="P1" draw:layer="layout" draw:type="line" svg:x1="24.3cm" svg:y1="8.3cm" svg:x2="27.241cm" svg:y2="8.298cm" draw:start-shape="id7" draw:start-glue-point="7" svg:d="m24300 8300 2941-2" svg:viewBox="0 0 2942 3">
          <text:p/>
        </draw:connector>
        <draw:connector draw:style-name="gr8" draw:text-style-name="P1" draw:layer="layout" svg:x1="15.105cm" svg:y1="3.4cm" svg:x2="21.848cm" svg:y2="6.918cm" draw:start-shape="id2" draw:start-glue-point="7" draw:end-shape="id7" draw:end-glue-point="4" svg:d="m15105 3400h6743v3518" svg:viewBox="0 0 6744 3519">
          <text:p/>
        </draw:connector>
        <draw:frame draw:style-name="gr6" draw:text-style-name="P3" draw:layer="layout" svg:width="2.432cm" svg:height="1.825cm" svg:x="24.7cm" svg:y="6.264cm">
          <draw:text-box>
            <text:p><text:span text:style-name="T1">Boot</text:span></text:p>
            <text:p><text:span text:style-name="T1">kernel</text:span></text:p>
          </draw:text-box>
        </draw:frame>
        <draw:connector draw:style-name="gr3" draw:text-style-name="P1" draw:layer="layout" draw:type="line" svg:x1="15.65cm" svg:y1="13.3cm" svg:x2="15.653cm" svg:y2="9.842cm" draw:start-shape="id9" draw:end-shape="id6" draw:end-glue-point="6" svg:d="m15650 13300 3-3458" svg:viewBox="0 0 4 34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1-17T14:58:20.595204788</dc:date>
    <dc:creator>Okabe Kiwamu</dc:creator>
    <meta:editing-duration>PT2H50M7S</meta:editing-duration>
    <meta:editing-cycles>184</meta:editing-cycles>
    <meta:generator>LibreOffice/4.1.3.2$Linux_X86_64 LibreOffice_project/410m0$Build-2</meta:generator>
    <meta:document-statistic meta:object-count="25"/>
  </office:meta>
</office:document-meta>
</file>